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0417in" fo:margin-left="0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1.8125in"/>
    </style:style>
    <style:style style:name="Table1.C" style:family="table-column">
      <style:table-column-properties style:column-width="2.125in"/>
    </style:style>
    <style:style style:name="Table1.D" style:family="table-column">
      <style:table-column-properties style:column-width="1.6042in"/>
    </style:style>
    <style:style style:name="Table1.A1" style:family="table-cell">
      <style:table-cell-properties style:vertical-align="" fo:padding="0.0194in" fo:border="0.05pt solid #000000"/>
    </style:style>
    <style:style style:name="Table1.A3" style:family="table-cell">
      <style:table-cell-properties style:vertical-align="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Table_20_Contents">
      <style:text-properties officeooo:rsid="001b7205" officeooo:paragraph-rsid="001b7205"/>
    </style:style>
    <style:style style:name="P3" style:family="paragraph" style:parent-style-name="Table_20_Heading">
      <style:text-properties officeooo:rsid="001b7205" officeooo:paragraph-rsid="001b7205"/>
    </style:style>
    <style:style style:name="P4" style:family="paragraph" style:parent-style-name="Table_20_Contents">
      <style:text-properties officeooo:rsid="001b7205" officeooo:paragraph-rsid="001fd0c7"/>
    </style:style>
    <style:style style:name="P5" style:family="paragraph" style:parent-style-name="Table_20_Contents">
      <style:text-properties officeooo:rsid="001c2620" officeooo:paragraph-rsid="001c2620"/>
    </style:style>
    <style:style style:name="P6" style:family="paragraph" style:parent-style-name="Table_20_Contents">
      <style:text-properties officeooo:paragraph-rsid="001ebcb1"/>
    </style:style>
    <style:style style:name="P7" style:family="paragraph" style:parent-style-name="Text_20_body">
      <style:paragraph-properties fo:text-align="center" style:justify-single-word="false"/>
      <style:text-properties officeooo:paragraph-rsid="00246b53"/>
    </style:style>
    <style:style style:name="P8" style:family="paragraph" style:parent-style-name="Table_20_Contents">
      <style:text-properties officeooo:paragraph-rsid="002697ab"/>
    </style:style>
    <style:style style:name="P9" style:family="paragraph" style:parent-style-name="Standard">
      <style:text-properties fo:font-weight="bold" officeooo:paragraph-rsid="0034f4e0" style:font-weight-asian="bold"/>
    </style:style>
    <style:style style:name="P10" style:family="paragraph" style:parent-style-name="Standard">
      <style:text-properties fo:font-weight="bold" officeooo:paragraph-rsid="0034f4e0" style:font-weight-asian="bold" style:font-weight-complex="bold"/>
    </style:style>
    <style:style style:name="P11" style:family="paragraph" style:parent-style-name="Standard">
      <style:text-properties officeooo:paragraph-rsid="0034f4e0"/>
    </style:style>
    <style:style style:name="P12" style:family="paragraph" style:parent-style-name="Table_20_Contents">
      <style:text-properties officeooo:paragraph-rsid="00132996"/>
    </style:style>
    <style:style style:name="P13" style:family="paragraph" style:parent-style-name="Table_20_Contents">
      <style:text-properties officeooo:paragraph-rsid="0035b93c"/>
    </style:style>
    <style:style style:name="P14" style:family="paragraph" style:parent-style-name="Table_20_Contents">
      <style:text-properties officeooo:paragraph-rsid="002e2d3e"/>
    </style:style>
    <style:style style:name="P15" style:family="paragraph" style:parent-style-name="Table_20_Contents">
      <style:text-properties officeooo:paragraph-rsid="0032694d"/>
    </style:style>
    <style:style style:name="P16" style:family="paragraph" style:parent-style-name="Table_20_Contents">
      <style:text-properties officeooo:rsid="001b7205" officeooo:paragraph-rsid="0059c94d"/>
    </style:style>
    <style:style style:name="P17" style:family="paragraph" style:parent-style-name="Table_20_Contents">
      <style:text-properties officeooo:rsid="001b7205" officeooo:paragraph-rsid="0032694d"/>
    </style:style>
    <style:style style:name="P18" style:family="paragraph" style:parent-style-name="Table_20_Contents">
      <style:text-properties officeooo:rsid="001b7205" officeooo:paragraph-rsid="005cf670"/>
    </style:style>
    <style:style style:name="P19" style:family="paragraph" style:parent-style-name="Table_20_Contents">
      <style:text-properties officeooo:rsid="001b7205" officeooo:paragraph-rsid="005eba0e"/>
    </style:style>
    <style:style style:name="P20" style:family="paragraph" style:parent-style-name="Table_20_Contents">
      <style:text-properties officeooo:rsid="001b7205" officeooo:paragraph-rsid="00607823"/>
    </style:style>
    <style:style style:name="P21" style:family="paragraph" style:parent-style-name="Table_20_Contents">
      <style:text-properties officeooo:rsid="001b7205" officeooo:paragraph-rsid="0062f32d"/>
    </style:style>
    <style:style style:name="P22" style:family="paragraph" style:parent-style-name="Table_20_Contents">
      <style:text-properties officeooo:rsid="001b7205" officeooo:paragraph-rsid="0064ae6e"/>
    </style:style>
    <style:style style:name="P23" style:family="paragraph" style:parent-style-name="Table_20_Contents">
      <style:text-properties officeooo:rsid="001b7205" officeooo:paragraph-rsid="0064d4f6"/>
    </style:style>
    <style:style style:name="P24" style:family="paragraph" style:parent-style-name="Table_20_Contents">
      <style:text-properties officeooo:rsid="001b7205" officeooo:paragraph-rsid="00672372"/>
    </style:style>
    <style:style style:name="P25" style:family="paragraph" style:parent-style-name="Table_20_Contents">
      <style:text-properties officeooo:rsid="001b7205" officeooo:paragraph-rsid="001b7205"/>
    </style:style>
    <style:style style:name="P26" style:family="paragraph" style:parent-style-name="Table_20_Contents">
      <style:text-properties officeooo:rsid="001b7205" officeooo:paragraph-rsid="001fd0c7"/>
    </style:style>
    <style:style style:name="P27" style:family="paragraph" style:parent-style-name="Table_20_Contents">
      <style:text-properties officeooo:rsid="001c2620" officeooo:paragraph-rsid="00672372"/>
    </style:style>
    <style:style style:name="P28" style:family="paragraph" style:parent-style-name="Table_20_Contents">
      <style:text-properties fo:font-weight="bold" officeooo:paragraph-rsid="002697ab" style:font-weight-asian="bold" style:font-weight-complex="bold"/>
    </style:style>
    <style:style style:name="P29" style:family="paragraph" style:parent-style-name="Table_20_Contents">
      <style:text-properties officeooo:rsid="00661a3e" officeooo:paragraph-rsid="00661a3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246b53" style:font-size-asian="12pt" style:font-size-complex="12pt"/>
    </style:style>
    <style:style style:name="T4" style:family="text">
      <style:text-properties fo:font-size="12pt" officeooo:rsid="0057d56f" style:font-size-asian="12pt" style:font-size-complex="12pt"/>
    </style:style>
    <style:style style:name="T5" style:family="text">
      <style:text-properties fo:font-size="12pt" officeooo:rsid="00672372" style:font-size-asian="12pt" style:font-size-complex="12pt"/>
    </style:style>
    <style:style style:name="T6" style:family="text">
      <style:text-properties officeooo:rsid="00132996"/>
    </style:style>
    <style:style style:name="T7" style:family="text">
      <style:text-properties officeooo:rsid="001c2620"/>
    </style:style>
    <style:style style:name="T8" style:family="text">
      <style:text-properties officeooo:rsid="001ebcb1"/>
    </style:style>
    <style:style style:name="T9" style:family="text">
      <style:text-properties officeooo:rsid="001ef92c"/>
    </style:style>
    <style:style style:name="T10" style:family="text">
      <style:text-properties officeooo:rsid="00246b53"/>
    </style:style>
    <style:style style:name="T11" style:family="text">
      <style:text-properties officeooo:rsid="002697ab"/>
    </style:style>
    <style:style style:name="T12" style:family="text">
      <style:text-properties fo:font-size="14pt" officeooo:rsid="001b7205" style:font-size-asian="14pt" style:font-size-complex="14pt"/>
    </style:style>
    <style:style style:name="T13" style:family="text">
      <style:text-properties fo:font-size="14pt" officeooo:rsid="00079aa8" style:font-size-asian="14pt" style:font-size-complex="14pt"/>
    </style:style>
    <style:style style:name="T14" style:family="text">
      <style:text-properties fo:font-size="14pt" officeooo:rsid="003233de" style:font-size-asian="14pt" style:font-size-complex="14pt"/>
    </style:style>
    <style:style style:name="T15" style:family="text">
      <style:text-properties fo:font-size="14pt" officeooo:rsid="0034f4e0" style:font-size-asian="14pt" style:font-size-complex="14pt"/>
    </style:style>
    <style:style style:name="T16" style:family="text">
      <style:text-properties fo:font-size="14pt" officeooo:rsid="00584cd2" style:font-size-asian="14pt" style:font-size-complex="14pt"/>
    </style:style>
    <style:style style:name="T17" style:family="text">
      <style:text-properties officeooo:rsid="0036e770"/>
    </style:style>
    <style:style style:name="T18" style:family="text">
      <style:text-properties officeooo:rsid="002e1f4c"/>
    </style:style>
    <style:style style:name="T19" style:family="text">
      <style:text-properties officeooo:rsid="002e2d3e"/>
    </style:style>
    <style:style style:name="T20" style:family="text">
      <style:text-properties officeooo:rsid="002faa2e"/>
    </style:style>
    <style:style style:name="T21" style:family="text">
      <style:text-properties officeooo:rsid="002aee4a"/>
    </style:style>
    <style:style style:name="T22" style:family="text">
      <style:text-properties officeooo:rsid="00310977"/>
    </style:style>
    <style:style style:name="T23" style:family="text">
      <style:text-properties officeooo:rsid="0038e32b"/>
    </style:style>
    <style:style style:name="T24" style:family="text">
      <style:text-properties officeooo:rsid="004911f7"/>
    </style:style>
    <style:style style:name="T25" style:family="text">
      <style:text-properties officeooo:rsid="004f9d9f"/>
    </style:style>
    <style:style style:name="T26" style:family="text">
      <style:text-properties officeooo:rsid="00344e38"/>
    </style:style>
    <style:style style:name="T27" style:family="text">
      <style:text-properties officeooo:rsid="005147c1"/>
    </style:style>
    <style:style style:name="T28" style:family="text">
      <style:text-properties officeooo:rsid="0059c94d"/>
    </style:style>
    <style:style style:name="T29" style:family="text">
      <style:text-properties officeooo:rsid="005bc306"/>
    </style:style>
    <style:style style:name="T30" style:family="text">
      <style:text-properties officeooo:rsid="005c4d71"/>
    </style:style>
    <style:style style:name="T31" style:family="text">
      <style:text-properties officeooo:rsid="005c5c8c"/>
    </style:style>
    <style:style style:name="T32" style:family="text">
      <style:text-properties officeooo:rsid="005ca4ab"/>
    </style:style>
    <style:style style:name="T33" style:family="text">
      <style:text-properties officeooo:rsid="005cf670"/>
    </style:style>
    <style:style style:name="T34" style:family="text">
      <style:text-properties officeooo:rsid="005eba0e"/>
    </style:style>
    <style:style style:name="T35" style:family="text">
      <style:text-properties officeooo:rsid="00607823"/>
    </style:style>
    <style:style style:name="T36" style:family="text">
      <style:text-properties officeooo:rsid="0063a515"/>
    </style:style>
    <style:style style:name="T37" style:family="text">
      <style:text-properties officeooo:rsid="0064ae6e"/>
    </style:style>
    <style:style style:name="T38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10">Docente:<text:tab/><text:tab/>Bruce D. Marron</text:p>
      <text:p text:style-name="P10">Ciclo: <text:tab/><text:tab/><text:tab/>25-2</text:p>
      <text:p text:style-name="P11"><text:span text:style-name="T1">Materia: <text:tab/><text:tab/></text:span><text:span text:style-name="T2">Terminología Especializada en Económica y Mercados Bursátiles</text:span></text:p>
      <text:p text:style-name="P10">Curso:<text:tab/><text:tab/><text:tab/>IT0524</text:p>
      <text:p text:style-name="P11"><text:span text:style-name="T1">Licenciatura: <text:tab/>I</text:span><text:span text:style-name="T2">nterpretación y Traduccíon</text:span></text:p>
      <text:p text:style-name="P9">Horario:<text:tab/><text:tab/>Jueves 11:00 – 14:00</text:p>
      <text:p text:style-name="P9">Grupo:<text:tab/><text:tab/>5C</text:p>
      <text:p text:style-name="Standard"/>
      <text:p text:style-name="P7"><text:span text:style-name="Strong_20_Emphasis"><text:span text:style-name="T16">Final </text:span></text:span><text:span text:style-name="Strong_20_Emphasis"><text:span text:style-name="T12">Exam</text:span></text:span><text:span text:style-name="Strong_20_Emphasis"><text:span text:style-name="T13"> </text:span></text:span><text:span text:style-name="Strong_20_Emphasis"><text:span text:style-name="T14">[Factor = </text:span></text:span><text:span text:style-name="Strong_20_Emphasis"><text:span text:style-name="T15">0.1587</text:span></text:span><text:span text:style-name="Strong_20_Emphasis"><text:span text:style-name="T14">]</text:span></text:span></text:p>
      <text:p text:style-name="P7"><text:span text:style-name="Strong_20_Emphasis"><text:span text:style-name="T3">Three (3) points awarded per subtask; subtasks evaluated on a scale of 0.0-1.0; </text:span></text:span><text:span text:style-name="Strong_20_Emphasis"><text:span text:style-name="T5">63</text:span></text:span><text:span text:style-name="Strong_20_Emphasis"><text:span text:style-name="T3"> pts available</text:span></text:span></text:p>
      <text:section text:style-name="Sect1" text:name="md-content-197282861">
        <text:section text:style-name="Sect1" text:name="md-content-214849905">
          <text:section text:style-name="Sect1" text:name="md-content-224920981"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header-rows>
                <table:table-row>
                  <table:table-cell table:style-name="Table1.A1" office:value-type="string">
                    <text:p text:style-name="Table_20_Heading"><text:bookmark text:name="criteria"/>Criteria<text:bookmark text:name="5_points_(excellent)"/></text:p>
                  </table:table-cell>
                  <table:table-cell table:style-name="Table1.A1" office:value-type="string">
                    <text:p text:style-name="P3"><text:bookmark text:name="4_points_(good)"/>Accuracy <text:span text:style-name="T10">(1 pt)</text:span></text:p>
                  </table:table-cell>
                  <table:table-cell table:style-name="Table1.A1" office:value-type="string">
                    <text:p text:style-name="P3"><text:bookmark text:name="3_points_(satisfactory)"/>Completeness <text:span text:style-name="T10">(1 pt)</text:span></text:p>
                  </table:table-cell>
                  <table:table-cell table:style-name="Table1.A1" office:value-type="string">
                    <text:p text:style-name="P3"><text:bookmark text:name="2_points_(needs_improvement)"/>Sufficiency <text:span text:style-name="T10">(1 pt)</text:span></text:p>
                  </table:table-cell>
                </table:table-row>
              </table:table-header-rows>
              <table:table-row>
                <table:table-cell table:style-name="Table1.A1" office:value-type="string">
                  <text:p text:style-name="P12"><text:span text:style-name="Strong_20_Emphasis"><text:span text:style-name="T6">T</text:span></text:span><text:span text:style-name="Strong_20_Emphasis"><text:span text:style-name="T9">ask </text:span></text:span><text:span text:style-name="Strong_20_Emphasis"><text:span text:style-name="T24">1</text:span></text:span><text:span text:style-name="Strong_20_Emphasis"><text:span text:style-name="T9"> </text:span></text:span><text:span text:style-name="Strong_20_Emphasis"><text:span text:style-name="T17">(</text:span></text:span><text:span text:style-name="Strong_20_Emphasis"><text:span text:style-name="T28">3</text:span></text:span><text:span text:style-name="Strong_20_Emphasis"><text:span text:style-name="T17"> pts)</text:span></text:span></text:p>
                  <text:p text:style-name="P13"><text:span text:style-name="Strong_20_Emphasis"/></text:p>
                </table:table-cell>
                <table:table-cell table:style-name="Table1.A1" office:value-type="string">
                  <text:p text:style-name="P16"><text:span text:style-name="T29">R</text:span><text:span text:style-name="T8">esponse </text:span><text:span text:style-name="T18">is </text:span><text:span text:style-name="T7"><text:s/>provided:: </text:span><text:span text:style-name="T28">a) position/ opinion on the concept of scarcity</text:span><text:span text:style-name="T22"> </text:span><text:span text:style-name="T23">answers are highly accurate</text:span></text:p>
                </table:table-cell>
                <table:table-cell table:style-name="Table1.A1" office:value-type="string">
                  <text:p text:style-name="P24"><text:span text:style-name="T18">T</text:span><text:span text:style-name="T7">he a</text:span>ccount provide<text:span text:style-name="T7">s</text:span> complete information; <text:span text:style-name="T7">statements are complete, logical </text:span><text:span text:style-name="T21">and well-formed; </text:span><text:span text:style-name="T20">translation </text:span><text:span text:style-name="T22">grammatical </text:span><text:span text:style-name="T20">quality is solid</text:span></text:p>
                </table:table-cell>
                <table:table-cell table:style-name="Table1.A1" office:value-type="string">
                  <text:p text:style-name="P27"><text:span text:style-name="T19">T</text:span>he account provides a sufficient amount of information and detail</text:p>
                </table:table-cell>
              </table:table-row>
              <table:table-row>
                <table:table-cell table:style-name="Table1.A3" office:value-type="string">
                  <text:p text:style-name="P6"><text:span text:style-name="Strong_20_Emphasis"><text:span text:style-name="T8">Task 2 </text:span></text:span><text:span text:style-name="Strong_20_Emphasis"><text:span text:style-name="T17">(6 pts)</text:span></text:span></text:p>
                  <text:p text:style-name="P14"><text:span text:style-name="Strong_20_Emphasis"/></text:p>
                </table:table-cell>
                <table:table-cell table:style-name="Table1.A3" office:value-type="string">
                  <text:p text:style-name="P2"><text:span text:style-name="T29">R</text:span><text:span text:style-name="T8">esponse </text:span><text:span text:style-name="T18">is </text:span><text:span text:style-name="T7">provided: </text:span><text:span text:style-name="T28">a) definitions land, labor, capital; and b) a diagram of economic flows</text:span><text:span text:style-name="T18"> </text:span><text:span text:style-name="T28">answers are </text:span><text:span text:style-name="T20"><text:s/>highly accurate</text:span></text:p>
                  <text:p text:style-name="P2"/>
                </table:table-cell>
                <table:table-cell table:style-name="Table1.A3" office:value-type="string">
                  <text:p text:style-name="P2"><text:span text:style-name="T18">T</text:span><text:span text:style-name="T7">he a</text:span>ccount provide<text:span text:style-name="T7">s</text:span> complete information; <text:span text:style-name="T7">statements are complete, logical </text:span><text:span text:style-name="T21">and well-formed; </text:span><text:span text:style-name="T20">translation </text:span><text:span text:style-name="T22">grammatical </text:span><text:span text:style-name="T20">quality is solid</text:span></text:p>
                </table:table-cell>
                <table:table-cell table:style-name="Table1.A3" office:value-type="string">
                  <text:p text:style-name="P5"><text:span text:style-name="T19">T</text:span>he account provides a sufficient amount of information and detail</text:p>
                </table:table-cell>
              </table:table-row>
              <table:table-row>
                <table:table-cell table:style-name="Table1.A3" office:value-type="string">
                  <text:p text:style-name="P12"><text:span text:style-name="Strong_20_Emphasis"><text:span text:style-name="T6">T</text:span></text:span><text:span text:style-name="Strong_20_Emphasis"><text:span text:style-name="T9">ask </text:span></text:span><text:span text:style-name="Strong_20_Emphasis"><text:span text:style-name="T25">3</text:span></text:span><text:span text:style-name="Strong_20_Emphasis"><text:span text:style-name="T9"> </text:span></text:span><text:span text:style-name="Strong_20_Emphasis"><text:span text:style-name="T17">(</text:span></text:span><text:span text:style-name="Strong_20_Emphasis"><text:span text:style-name="T29">9</text:span></text:span><text:span text:style-name="Strong_20_Emphasis"><text:span text:style-name="T17"> pts)</text:span></text:span></text:p>
                  <text:p text:style-name="P13"><text:span text:style-name="Strong_20_Emphasis"/></text:p>
                </table:table-cell>
                <table:table-cell table:style-name="Table1.A3" office:value-type="string">
                  <text:p text:style-name="P4"><text:span text:style-name="T30">R</text:span><text:span text:style-name="T8">esponse </text:span><text:span text:style-name="T30">is</text:span><text:span text:style-name="T7"> provided: </text:span><text:span text:style-name="T30">a) </text:span><text:span text:style-name="T31">define lender of last resort; b) compare/contrast central banks US and Mexico; c) function of the Ley del Banco de México;</text:span><text:span text:style-name="T22"> </text:span><text:span text:style-name="T23">answers are highly accurate</text:span></text:p>
                  <text:p text:style-name="P4"/>
                </table:table-cell>
                <table:table-cell table:style-name="Table1.A3" office:value-type="string">
                  <text:p text:style-name="P24"><text:span text:style-name="T18">T</text:span><text:span text:style-name="T7">he a</text:span>ccount provide<text:span text:style-name="T7">s</text:span> complete information; <text:span text:style-name="T7">statements are complete, logical </text:span><text:span text:style-name="T21">and well-formed; </text:span><text:span text:style-name="T20">translation </text:span><text:span text:style-name="T22">grammatical </text:span><text:span text:style-name="T20">quality is solid</text:span></text:p>
                </table:table-cell>
                <table:table-cell table:style-name="Table1.A3" office:value-type="string">
                  <text:p text:style-name="P27"><text:span text:style-name="T19">T</text:span>he account 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8"><text:span text:style-name="Strong_20_Emphasis"><text:span text:style-name="T11">Task 4 </text:span></text:span><text:span text:style-name="Strong_20_Emphasis"><text:span text:style-name="T17">(6 pts)</text:span></text:span></text:p>
                  <text:p text:style-name="P15"><text:span text:style-name="Strong_20_Emphasis"/></text:p>
                </table:table-cell>
                <table:table-cell table:style-name="Table1.A1" office:value-type="string">
                  <text:p text:style-name="P17"><text:span text:style-name="T32">Response is provided:</text:span><text:span text:style-name="T7"> </text:span><text:span text:style-name="T32">a) opinion on sharing account information; b) define/describe 4 types of banks</text:span><text:span text:style-name="T26"> </text:span><text:span text:style-name="T32">answers</text:span><text:span text:style-name="T20"> </text:span><text:span text:style-name="T26">are </text:span><text:span text:style-name="T20"><text:s/>highly accurate</text:span></text:p>
                  <text:p text:style-name="P17"/>
                  <text:p text:style-name="P17"/>
                </table:table-cell>
                <table:table-cell table:style-name="Table1.A1" office:value-type="string">
                  <text:p text:style-name="P24"><text:span text:style-name="T18">T</text:span><text:span text:style-name="T7">he a</text:span>ccount provide<text:span text:style-name="T7">s</text:span> complete information; <text:span text:style-name="T7">statements are complete, logical </text:span><text:span text:style-name="T21">and well-formed; </text:span><text:span text:style-name="T20">translation </text:span><text:span text:style-name="T22">grammatical </text:span><text:span text:style-name="T20">quality is solid</text:span></text:p>
                </table:table-cell>
                <table:table-cell table:style-name="Table1.A1" office:value-type="string">
                  <text:p text:style-name="P27"><text:span text:style-name="T19">T</text:span>he account provides a sufficient amount of information and detail</text:p>
                </table:table-cell>
              </table:table-row>
              <text:soft-page-break/>
              <table:table-row>
                <table:table-cell table:style-name="Table1.A3" office:value-type="string">
                  <text:p text:style-name="P28">Task 5 (6 pts)</text:p>
                </table:table-cell>
                <table:table-cell table:style-name="Table1.A3" office:value-type="string">
                  <text:p text:style-name="P18"><text:span text:style-name="T32">Response is provided:</text:span><text:span text:style-name="T7"> </text:span><text:span text:style-name="T32">a) </text:span><text:span text:style-name="T33">perfectly competitive market</text:span><text:span text:style-name="T32">; b) </text:span><text:span text:style-name="T33">opinion on major stock exchanges; c) fxns of the CNBV and SEC;</text:span><text:span text:style-name="T26"> </text:span><text:span text:style-name="T32">answers</text:span><text:span text:style-name="T20"> </text:span><text:span text:style-name="T26">are </text:span><text:span text:style-name="T20"><text:s/>highly accurate</text:span></text:p>
                  <text:p text:style-name="P18"/>
                </table:table-cell>
                <table:table-cell table:style-name="Table1.A3" office:value-type="string">
                  <text:p text:style-name="P24"><text:span text:style-name="T18">T</text:span><text:span text:style-name="T7">he a</text:span>ccount provide<text:span text:style-name="T7">s</text:span> complete information; <text:span text:style-name="T7">statements are complete, logical </text:span><text:span text:style-name="T21">and well-formed; </text:span><text:span text:style-name="T20">translation </text:span><text:span text:style-name="T22">grammatical </text:span><text:span text:style-name="T20">quality is solid</text:span></text:p>
                  <text:p text:style-name="P24"/>
                </table:table-cell>
                <table:table-cell table:style-name="Table1.A3" office:value-type="string">
                  <text:p text:style-name="P27"><text:span text:style-name="T19">T</text:span>he account provides a sufficient amount of information and detail</text:p>
                </table:table-cell>
              </table:table-row>
              <table:table-row>
                <table:table-cell table:style-name="Table1.A3" office:value-type="string">
                  <text:p text:style-name="P28">Task 6 (6 pts)</text:p>
                </table:table-cell>
                <table:table-cell table:style-name="Table1.A3" office:value-type="string">
                  <text:p text:style-name="P19"><text:span text:style-name="T32">Response is provided:</text:span><text:span text:style-name="T7"> </text:span><text:span text:style-name="T32">a) characteristics of the type </text:span><text:span text:style-name="T34">SA de CV corp</text:span><text:span text:style-name="T32">; b) legal and financial advantages for incorporating</text:span><text:span text:style-name="T33">;</text:span><text:span text:style-name="T26"> </text:span><text:span text:style-name="T32">answers</text:span><text:span text:style-name="T20"> </text:span><text:span text:style-name="T26">are </text:span><text:span text:style-name="T20"><text:s/>highly accurate</text:span></text:p>
                  <text:p text:style-name="P19"/>
                </table:table-cell>
                <table:table-cell table:style-name="Table1.A3" office:value-type="string">
                  <text:p text:style-name="P24"><text:span text:style-name="T18">T</text:span><text:span text:style-name="T7">he a</text:span>ccount provide<text:span text:style-name="T7">s</text:span> complete information; <text:span text:style-name="T7">statements are complete, logical </text:span><text:span text:style-name="T21">and well-formed; </text:span><text:span text:style-name="T20">translation </text:span><text:span text:style-name="T22">grammatical </text:span><text:span text:style-name="T20">quality is solid</text:span></text:p>
                </table:table-cell>
                <table:table-cell table:style-name="Table1.A3" office:value-type="string">
                  <text:p text:style-name="P27"><text:span text:style-name="T19">T</text:span>he account provides a sufficient amount of information and detail</text:p>
                </table:table-cell>
              </table:table-row>
              <table:table-row>
                <table:table-cell table:style-name="Table1.A3" office:value-type="string">
                  <text:p text:style-name="P28">Task 7 (9 pts)</text:p>
                </table:table-cell>
                <table:table-cell table:style-name="Table1.A3" office:value-type="string">
                  <text:p text:style-name="P20"><text:span text:style-name="T32">Response is provided:</text:span><text:span text:style-name="T7"> </text:span><text:span text:style-name="T32">a) </text:span><text:span text:style-name="T35">t</text:span><text:span text:style-name="T32">ranslate Executive Summary; answers</text:span><text:span text:style-name="T20"> </text:span><text:span text:style-name="T26">are </text:span><text:span text:style-name="T20"><text:s/>highly accurate</text:span></text:p>
                </table:table-cell>
                <table:table-cell table:style-name="Table1.A3" office:value-type="string">
                  <text:p text:style-name="P24"><text:span text:style-name="T18">T</text:span><text:span text:style-name="T7">he a</text:span>ccount provide<text:span text:style-name="T7">s</text:span> complete information; <text:span text:style-name="T7">statements are complete, logical </text:span><text:span text:style-name="T21">and well-formed; </text:span><text:span text:style-name="T20">translation </text:span><text:span text:style-name="T22">grammatical </text:span><text:span text:style-name="T20">quality is solid</text:span></text:p>
                </table:table-cell>
                <table:table-cell table:style-name="Table1.A3" office:value-type="string">
                  <text:p text:style-name="P27"><text:span text:style-name="T19">T</text:span>he account provides a sufficient amount of information and detail</text:p>
                </table:table-cell>
              </table:table-row>
              <table:table-row>
                <table:table-cell table:style-name="Table1.A3" office:value-type="string">
                  <text:p text:style-name="P28">Task 8 (6 pts)</text:p>
                </table:table-cell>
                <table:table-cell table:style-name="Table1.A3" office:value-type="string">
                  <text:p text:style-name="P21"><text:span text:style-name="T32">Response is provided:</text:span><text:span text:style-name="T7"> </text:span><text:span text:style-name="T32">a) </text:span>describe <text:s/>framework for a global carbon market<text:span text:style-name="T32">; answers</text:span><text:span text:style-name="T20"> </text:span><text:span text:style-name="T26">are </text:span><text:span text:style-name="T20"><text:s/>highly accurate</text:span></text:p>
                </table:table-cell>
                <table:table-cell table:style-name="Table1.A3" office:value-type="string">
                  <text:p text:style-name="P24"><text:span text:style-name="T18">T</text:span><text:span text:style-name="T7">he a</text:span>ccount provide<text:span text:style-name="T7">s</text:span> complete information; <text:span text:style-name="T7">statements are complete, logical </text:span><text:span text:style-name="T21">and well-formed; </text:span><text:span text:style-name="T20">translation </text:span><text:span text:style-name="T22">grammatical </text:span><text:span text:style-name="T20">quality is solid</text:span></text:p>
                </table:table-cell>
                <table:table-cell table:style-name="Table1.A3" office:value-type="string">
                  <text:p text:style-name="P27"><text:span text:style-name="T19">T</text:span>he account provides a sufficient amount of information and detail</text:p>
                </table:table-cell>
              </table:table-row>
              <table:table-row>
                <table:table-cell table:style-name="Table1.A3" office:value-type="string">
                  <text:p text:style-name="P28">Task 9 (6 pts)</text:p>
                </table:table-cell>
                <table:table-cell table:style-name="Table1.A3" office:value-type="string">
                  <text:p text:style-name="P22"><text:span text:style-name="T32">Response is provided:</text:span><text:span text:style-name="T7"> </text:span><text:span text:style-name="T32">a) </text:span>APA style; <text:span text:style-name="T37">b) “academic voice”</text:span></text:p>
                </table:table-cell>
                <table:table-cell table:style-name="Table1.A3" office:value-type="string">
                  <text:p text:style-name="P24"><text:span text:style-name="T18">T</text:span><text:span text:style-name="T7">he a</text:span>ccount provide<text:span text:style-name="T7">s</text:span> complete information; <text:span text:style-name="T7">statements are complete, logical </text:span><text:span text:style-name="T21">and well-formed; </text:span><text:span text:style-name="T20">translation </text:span><text:span text:style-name="T22">grammatical </text:span><text:span text:style-name="T20">quality is solid</text:span></text:p>
                </table:table-cell>
                <table:table-cell table:style-name="Table1.A3" office:value-type="string">
                  <text:p text:style-name="P27"><text:span text:style-name="T19">T</text:span>he account provides a sufficient amount of information and detail</text:p>
                </table:table-cell>
              </table:table-row>
              <table:table-row>
                <table:table-cell table:style-name="Table1.A3" office:value-type="string">
                  <text:p text:style-name="P28">Task <text:span text:style-name="T36">10</text:span> (6 pts)</text:p>
                </table:table-cell>
                <table:table-cell table:style-name="Table1.A3" office:value-type="string">
                  <text:p text:style-name="P23"><text:span text:style-name="T32">Response is provided:</text:span><text:span text:style-name="T7"> </text:span><text:span text:style-name="T32">a)</text:span></text:p>
                  <text:p text:style-name="P29">definitions 10 vocab words </text:p>
                </table:table-cell>
                <table:table-cell table:style-name="Table1.A3" office:value-type="string">
                  <text:p text:style-name="P24"><text:span text:style-name="T18">T</text:span><text:span text:style-name="T7">he a</text:span>ccount provide<text:span text:style-name="T7">s</text:span> complete information; <text:span text:style-name="T7">statements are complete, logical </text:span><text:span text:style-name="T21">and well-formed; </text:span><text:span text:style-name="T20">translation </text:span><text:span text:style-name="T22">grammatical </text:span><text:span text:style-name="T20">quality is solid</text:span></text:p>
                </table:table-cell>
                <table:table-cell table:style-name="Table1.A3" office:value-type="string">
                  <text:p text:style-name="P27"><text:span text:style-name="T19">T</text:span>he account provides a sufficient amount of information and detail</text:p>
                </table:table-cell>
              </table:table-row>
            </table:table>
            <text:p text:style-name="Text_20_body"/>
          </text:section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4-10T11:51:17.988793444</dc:date>
    <meta:editing-duration>PT5H5M18S</meta:editing-duration>
    <meta:editing-cycles>82</meta:editing-cycles>
    <meta:generator>LibreOffice/7.3.7.2$Linux_X86_64 LibreOffice_project/30$Build-2</meta:generator>
    <meta:document-statistic meta:table-count="1" meta:image-count="1" meta:object-count="0" meta:page-count="2" meta:paragraph-count="54" meta:word-count="529" meta:character-count="3635" meta:non-whitespace-character-count="3139"/>
  </office:meta>
</office:document-meta>
</file>